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u_mem</text:p>
          </table:table-cell>
          <table:table-cell office:value-type="string" calcext:value-type="string">
            <text:p>calcium leak </text:p>
          </table:table-cell>
        </table:table-row>
        <table:table-row table:style-name="ro1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10-100ms</text:p>
          </table:table-cell>
          <table:table-cell office:value-type="string" calcext:value-type="string">
            <text:p>50-400m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u_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20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5-10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5:25.273840547</meta:creation-date>
    <dc:date>2022-06-02T14:46:24.799276776</dc:date>
    <meta:editing-duration>PT30M49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